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>
        <style:tab-stops>
          <style:tab-stop style:type="left" style:position="2.9944in"/>
          <style:tab-stop style:type="right" style:position="6.9395in"/>
        </style:tab-stops>
      </style:paragraph-properties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Standardstycketeckensnitt" style:family="text">
      <style:text-properties style:font-name="Arial"/>
    </style:style>
    <style:style style:name="T7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Arial"/>
    </style:style>
    <style:style style:name="TableColumn10" style:family="table-column">
      <style:table-column-properties style:column-width="1.3847in" style:use-optimal-column-width="false"/>
    </style:style>
    <style:style style:name="TableColumn11" style:family="table-column">
      <style:table-column-properties style:column-width="1.0541in" style:use-optimal-column-width="false"/>
    </style:style>
    <style:style style:name="TableColumn12" style:family="table-column">
      <style:table-column-properties style:column-width="1.0555in" style:use-optimal-column-width="false"/>
    </style:style>
    <style:style style:name="TableColumn13" style:family="table-column">
      <style:table-column-properties style:column-width="3.4305in" style:use-optimal-column-width="false"/>
    </style:style>
    <style:style style:name="Table9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fo:font-size="11pt" style:font-size-asian="11pt" style:font-size-complex="11pt"/>
    </style:style>
    <style:style style:name="P17" style:parent-style-name="TableContents" style:family="paragraph">
      <style:text-properties style:font-name="Arial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0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4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fo:font-size="11pt" style:font-size-asian="11pt" style:font-size-complex="11pt"/>
    </style:style>
    <style:style style:name="P26" style:parent-style-name="TableContents" style:family="paragraph">
      <style:text-properties style:font-name="Arial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Arial" style:font-name-asian="Arial" style:font-name-complex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fo:color="#FF3333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color="#FF3333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color="#FF3333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fo:color="#FF3333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bottom="0.1111in"/>
    </style:style>
    <style:style style:name="T68" style:parent-style-name="Standardstycketeckensnitt" style:family="text">
      <style:text-properties style:font-name="Arial" style:font-name-asian="Arial" style:font-name-complex="Arial" fo:color="#FF3333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Normal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bottom="0.1111in"/>
    </style:style>
    <style:style style:name="T77" style:parent-style-name="Standardstycketeckensnitt" style:family="text">
      <style:text-properties style:font-name="Arial" style:font-name-asian="Arial" style:font-name-complex="Arial" fo:color="#FF3333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color="#FF3333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T89" style:parent-style-name="Standardstycketeckensnitt" style:family="text">
      <style:text-properties style:font-name="Arial"/>
    </style:style>
    <style:style style:name="T90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Arial"/>
    </style:style>
    <style:style style:name="TableColumn93" style:family="table-column">
      <style:table-column-properties style:column-width="6.925in" style:use-optimal-column-width="false"/>
    </style:style>
    <style:style style:name="Table92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1pt" style:font-size-asian="11pt" style:font-size-complex="11pt"/>
    </style:style>
    <style:style style:name="P106" style:parent-style-name="Standard" style:family="paragraph">
      <style:text-properties style:font-name="Arial"/>
    </style:style>
    <style:style style:name="TableColumn108" style:family="table-column">
      <style:table-column-properties style:column-width="6.925in" style:use-optimal-column-width="false"/>
    </style:style>
    <style:style style:name="Table107" style:family="table">
      <style:table-properties style:width="6.925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1pt" style:font-size-asian="11pt" style:font-size-complex="11pt"/>
    </style:style>
    <style:style style:name="P121" style:parent-style-name="Standard" style:family="paragraph">
      <style:text-properties style:font-name="Arial"/>
    </style:style>
    <style:style style:name="TableColumn123" style:family="table-column">
      <style:table-column-properties style:column-width="6.925in" style:use-optimal-column-width="false"/>
    </style:style>
    <style:style style:name="Table122" style:family="table">
      <style:table-properties style:width="6.925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1pt" style:font-size-asian="11pt" style:font-size-complex="11pt"/>
    </style:style>
    <style:style style:name="P136" style:parent-style-name="Standard" style:family="paragraph">
      <style:text-properties style:font-name="Arial"/>
    </style:style>
    <style:style style:name="TableColumn138" style:family="table-column">
      <style:table-column-properties style:column-width="6.925in" style:use-optimal-column-width="false"/>
    </style:style>
    <style:style style:name="Table137" style:family="table">
      <style:table-properties style:width="6.925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font-size="11pt" style:font-size-asian="11pt" style:font-size-complex="11pt"/>
    </style:style>
    <style:style style:name="P148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SIU03</text:p>
      <text:p text:style-name="P2">TIME REPORT</text:p>
      <text:p text:style-name="P3"/>
      <text:p text:style-name="P4">Project group: 41<text:tab/>Report number: 7<text:tab/>Date: 2015-11-09</text:p>
      <text:p text:style-name="P5"/>
      <text:p text:style-name="Standard"><text:span text:style-name="T6">1)<text:s/></text:span><text:span text:style-name="T7">Hours spent on the project and tasks.</text:span></text:p>
      <text:p text:style-name="P8"><text:s text:c="12"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Group Member</text:p>
          </table:table-cell>
          <table:table-cell table:style-name="TableCell18">
            <text:p text:style-name="P19">Worked hours</text:p>
            <text:p text:style-name="P20">this week</text:p>
          </table:table-cell>
          <table:table-cell table:style-name="TableCell21">
            <text:p text:style-name="P22">Worked hours</text:p>
            <text:p text:style-name="P23"><text:s/>so far</text:p>
          </table:table-cell>
          <table:table-cell table:style-name="TableCell24">
            <text:p text:style-name="P25"/>
            <text:p text:style-name="P26">Tasks done this week</text:p>
          </table:table-cell>
        </table:table-row>
        <table:table-row table:style-name="TableRow27">
          <table:table-cell table:style-name="TableCell28">
            <text:p text:style-name="P29">Matteus</text:p>
          </table:table-cell>
          <table:table-cell table:style-name="TableCell30">
            <text:p text:style-name="TableContents"><text:span text:style-name="T31">11,5</text:span></text:p>
          </table:table-cell>
          <table:table-cell table:style-name="TableCell32">
            <text:p text:style-name="P33">77,0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Oscar</text:p>
          </table:table-cell>
          <table:table-cell table:style-name="TableCell39">
            <text:p text:style-name="P40">12</text:p>
          </table:table-cell>
          <table:table-cell table:style-name="TableCell41">
            <text:p text:style-name="P42">67,0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rik</text:p>
          </table:table-cell>
          <table:table-cell table:style-name="TableCell48">
            <text:p text:style-name="P49"/>
          </table:table-cell>
          <table:table-cell table:style-name="TableCell50">
            <text:p text:style-name="P51">70,5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Johan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P59">53,5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Philip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P67"><text:span text:style-name="T68">68,5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iklas</text:p>
          </table:table-cell>
          <table:table-cell table:style-name="TableCell74">
            <text:p text:style-name="TableContents"/>
          </table:table-cell>
          <table:table-cell table:style-name="TableCell75">
            <text:p text:style-name="P76"><text:span text:style-name="T77">65,5</text:span></text:p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P81">Alla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Standard"><text:span text:style-name="T89">2)<text:s/></text:span><text:span text:style-name="T90">Status of the project.</text:span></text:p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Finished tasks</text:p>
          </table:table-cell>
        </table:table-row>
        <table:table-row table:style-name="TableRow97">
          <table:table-cell table:style-name="TableCell98">
            <text:p text:style-name="P99">Project plan, Design spec (draft), first presentation (slides), Design spec (final rev.), first pres. Preparation, Presentation, modules done for merging, testbenches, system merge</text:p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</table:table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Ongoing tasks</text:p>
          </table:table-cell>
        </table:table-row>
        <table:table-row table:style-name="TableRow112">
          <table:table-cell table:style-name="TableCell113">
            <text:p text:style-name="P114">Debugging Prio 2 issues, report writing</text:p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</table:table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Planned tasks</text:p>
          </table:table-cell>
        </table:table-row>
        <table:table-row table:style-name="TableRow127">
          <table:table-cell table:style-name="TableCell128">
            <text:p text:style-name="P129">final presentation preparations</text:p>
          </table:table-cell>
        </table:table-row>
        <table:table-row table:style-name="TableRow130"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</table:table-row>
      </table:table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Difficulties found this week and if/how you have faced them</text:p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derrubrik" style:display-name="Underrubrik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o Garrido</meta:initial-creator>
    <dc:creator>Matteus Laurent</dc:creator>
    <meta:creation-date>2015-11-04T08:26:00Z</meta:creation-date>
    <dc:date>2015-11-04T08:26:00Z</dc:date>
    <meta:template xlink:href="Normal.dotm" xlink:type="simple"/>
    <meta:editing-cycles>57</meta:editing-cycles>
    <meta:editing-duration>PT0S</meta:editing-duration>
    <meta:document-statistic meta:page-count="1" meta:paragraph-count="1" meta:word-count="107" meta:character-count="720" meta:row-count="5" meta:non-whitespace-character-count="614"/>
  </office:meta>
</office:document-meta>
</file>